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6339in"/>
    </style:style>
    <style:style style:name="co2" style:family="table-column">
      <style:table-column-properties fo:break-before="auto" style:column-width="0.18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1.5098in"/>
    </style:style>
    <style:style style:name="co8" style:family="table-column">
      <style:table-column-properties fo:break-before="auto" style:column-width="1.5528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2.2957in"/>
    </style:style>
    <style:style style:name="co13" style:family="table-column">
      <style:table-column-properties fo:break-before="auto" style:column-width="0.1673in"/>
    </style:style>
    <style:style style:name="co14" style:family="table-column">
      <style:table-column-properties fo:break-before="auto" style:column-width="1.5181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0.1909in"/>
    </style:style>
    <style:style style:name="co17" style:family="table-column">
      <style:table-column-properties fo:break-before="auto" style:column-width="0.3154in"/>
    </style:style>
    <style:style style:name="co18" style:family="table-column">
      <style:table-column-properties fo:break-before="auto" style:column-width="0.1339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5882in"/>
    </style:style>
    <style:style style:name="co21" style:family="table-column">
      <style:table-column-properties fo:break-before="auto" style:column-width="0.1453in"/>
    </style:style>
    <style:style style:name="co22" style:family="table-column">
      <style:table-column-properties fo:break-before="auto" style:column-width="1.1409in"/>
    </style:style>
    <style:style style:name="co23" style:family="table-column">
      <style:table-column-properties fo:break-before="auto" style:column-width="1.5217in"/>
    </style:style>
    <style:style style:name="co24" style:family="table-column">
      <style:table-column-properties fo:break-before="auto" style:column-width="0.1118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4.2382in"/>
    </style:style>
    <style:style style:name="co27" style:family="table-column">
      <style:table-column-properties fo:break-before="auto" style:column-width="3.5909in"/>
    </style:style>
    <style:style style:name="co28" style:family="table-column">
      <style:table-column-properties fo:break-before="auto" style:column-width="5.95in"/>
    </style:style>
    <style:style style:name="co29" style:family="table-column">
      <style:table-column-properties fo:break-before="auto" style:column-width="3.97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.5pt" style:font-size-asian="8.5pt" style:font-size-complex="8.5pt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  <style:text-properties fo:font-size="8.5pt" style:font-size-asian="8.5pt" style:font-size-complex="8.5pt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fo:font-size="8.5pt" style:font-size-asian="8.5pt" style:font-size-complex="8.5pt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fo:font-size="8.5pt" style:font-size-asian="8.5pt" style:font-size-complex="8.5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color="#000000" fo:font-size="8.5pt" fo:font-weight="bold" style:font-size-asian="8.5pt" style:font-weight-asian="bold" style:font-size-complex="8.5pt" style:font-weight-complex="bold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08in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9" style:family="table-cell" style:parent-style-name="Default">
      <style:table-cell-properties fo:border-bottom="0.0008in solid #000000" fo:background-color="transparent" fo:border-left="0.0008in solid #000000" fo:border-right="none" fo:border-top="none"/>
      <style:text-properties fo:font-size="8.5pt" fo:font-style="normal" style:font-size-asian="8.5pt" style:font-style-asian="normal" style:font-size-complex="8.5pt" style:font-style-complex="normal"/>
    </style:style>
    <style:style style:name="ce10" style:family="table-cell" style:parent-style-name="Default">
      <style:table-cell-properties fo:border-bottom="none" fo:border-left="0.0008in solid #000000" fo:border-right="none" fo:border-top="0.0008in solid #000000"/>
      <style:text-properties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1" style:family="table-cell" style:parent-style-name="Default">
      <style:table-cell-properties fo:border-bottom="none" fo:border-left="0.0008in solid #000000" fo:border-right="none" fo:border-top="none"/>
      <style:text-properties fo:font-size="8.5pt" style:text-underline-style="none" style:font-size-asian="8.5pt" style:font-size-complex="8.5pt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  <style:text-properties fo:font-size="8.5pt" style:text-underline-style="none" style:font-size-asian="8.5pt" style:font-size-complex="8.5pt"/>
    </style:style>
    <style:style style:name="ce13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/>
      <style:text-properties fo:color="#000000" fo:font-size="8.5pt" fo:font-style="italic" style:text-underline-style="solid" style:text-underline-width="auto" style:text-underline-color="font-color" fo:font-weight="bold" style:font-size-asian="8.5pt" style:font-style-asian="italic" style:font-weight-asian="bold" style:font-size-complex="8.5pt" style:font-style-complex="italic" style:font-weight-complex="bold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8.5pt" fo:font-weight="bold" style:font-size-asian="8.5pt" style:font-weight-asian="bold" style:font-size-complex="8.5pt" style:font-weight-complex="bold"/>
    </style:style>
    <style:style style:name="ce17" style:family="table-cell" style:parent-style-name="Default" style:data-style-name="N84">
      <style:text-properties fo:font-size="8.5pt" fo:font-style="italic" style:font-size-asian="8.5pt" style:font-style-asian="italic" style:font-size-complex="8.5pt" style:font-style-complex="italic"/>
    </style:style>
    <style:style style:name="ce18" style:family="table-cell" style:parent-style-name="Default">
      <style:table-cell-properties fo:border-bottom="none" fo:border-left="none" fo:border-right="0.0008in solid #000000" fo:border-top="0.0008in solid #000000"/>
      <style:text-properties fo:font-size="8.5pt" style:font-size-asian="8.5pt" style:font-size-complex="8.5pt"/>
    </style:style>
    <style:style style:name="ce19" style:family="table-cell" style:parent-style-name="Default">
      <style:table-cell-properties fo:border-bottom="none" fo:border-left="none" fo:border-right="0.0008in solid #000000" fo:border-top="none"/>
      <style:text-properties fo:font-size="8.5pt" style:font-size-asian="8.5pt" style:font-size-complex="8.5pt"/>
    </style:style>
    <style:style style:name="ce20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1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8.5pt" fo:font-style="normal" style:font-size-asian="8.5pt" style:font-style-asian="normal" style:font-size-complex="8.5pt" style:font-style-complex="normal"/>
    </style:style>
    <style:style style:name="ce22" style:family="table-cell" style:parent-style-name="Default">
      <style:table-cell-properties fo:border-bottom="0.0008in solid #000000" fo:border-left="none" fo:border-right="0.0008in solid #000000" fo:border-top="none"/>
      <style:text-properties fo:font-size="8.5pt" style:font-size-asian="8.5pt" style:font-size-complex="8.5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8.5pt" fo:font-weight="bold" style:font-size-asian="8.5pt" style:font-weight-asian="bold" style:font-size-complex="8.5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08in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order-left="none" fo:border-right="0.0008in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.5pt" fo:font-weight="bold" style:font-size-asian="8.5pt" style:font-weight-asian="bold" style:font-size-complex="8.5pt" style:font-weight-complex="bold"/>
    </style:style>
    <style:style style:name="ce28" style:family="table-cell" style:parent-style-name="Default">
      <style:table-cell-properties fo:border="none"/>
      <style:text-properties fo:font-size="8.5pt" style:font-size-asian="8.5pt" style:font-size-complex="8.5pt"/>
    </style:style>
    <style:style style:name="ce2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31" style:family="table-cell" style:parent-style-name="Default">
      <style:table-cell-properties fo:border-bottom="none" fo:border-left="0.0008in solid #000000" fo:border-right="none" fo:border-top="none"/>
      <style:text-properties fo:color="#000000" fo:font-size="8.5pt" style:font-size-asian="8.5pt" style:font-size-complex="8.5pt"/>
    </style:style>
    <style:style style:name="ce32" style:family="table-cell" style:parent-style-name="Default">
      <style:table-cell-properties fo:border-bottom="none" fo:background-color="#ccccff" fo:border-left="0.0008in solid #000000" fo:border-right="0.0008in solid #000000" fo:border-top="0.0008in solid #00000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ce33" style:family="table-cell" style:parent-style-name="Default">
      <style:table-cell-properties fo:border-bottom="0.0008in solid #000000" fo:background-color="#ccccff" fo:border-left="0.0008in solid #000000" fo:border-right="none" fo:border-top="none"/>
      <style:text-properties fo:font-size="8.5pt" fo:font-style="italic" style:font-size-asian="8.5pt" style:font-style-asian="italic" style:font-size-complex="8.5pt" style:font-style-complex="italic"/>
    </style:style>
    <style:style style:name="ce34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8.5pt" fo:font-style="italic" style:font-size-asian="8.5pt" style:font-style-asian="italic" style:font-size-complex="8.5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0" style:family="table-cell" style:parent-style-name="Default">
      <style:table-cell-properties fo:border-bottom="0.0008in solid #000000" fo:border-left="0.0008in solid #000000" fo:border-right="none" fo:border-top="none"/>
      <style:text-properties fo:color="#000000" fo:font-size="8.5pt" style:text-underline-style="solid" style:text-underline-width="auto" style:text-underline-color="font-color" style:font-size-asian="8.5pt" style:font-size-complex="8.5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none" fo:border-left="none" fo:border-right="0.0008in solid #000000" fo:border-top="0.0008in solid #000000"/>
      <style:text-properties fo:font-size="8.5pt" fo:font-weight="bold" style:font-size-asian="8.5pt" style:font-weight-asian="bold" style:font-size-complex="8.5pt" style:font-weight-complex="bold"/>
    </style:style>
    <style:style style:name="ce43" style:family="table-cell" style:parent-style-name="Default">
      <style:table-cell-properties fo:border-bottom="none" fo:border-left="none" fo:border-right="none" fo:border-top="0.0008in solid #000000"/>
      <style:text-properties fo:font-size="8.5pt" style:font-size-asian="8.5pt" style:font-size-complex="8.5pt"/>
    </style:style>
    <style:style style:name="ce44" style:family="table-cell" style:parent-style-name="Default">
      <style:table-cell-properties fo:border-bottom="0.0008in solid #000000" fo:border-left="none" fo:border-right="none" fo:border-top="none"/>
      <style:text-properties fo:font-size="8.5pt" style:font-size-asian="8.5pt" style:font-size-complex="8.5pt"/>
    </style:style>
    <style:style style:name="ce4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.5pt" fo:font-weight="bold" style:font-size-asian="8.5pt" style:font-weight-asian="bold" style:font-size-complex="8.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IC.DB</text:p>
          </table:table-cell>
          <table:table-cell table:style-name="ce23"/>
          <table:table-cell table:style-name="ce27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8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5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/>
          <table:table-cell table:style-name="ce17" office:value-type="date" office:date-value="2009-02-16">
            <text:p>2009-02-16</text:p>
          </table:table-cell>
          <table:table-cell table:style-name="ce24"/>
          <table:table-cell table:style-name="ce17"/>
          <table:table-cell table:style-name="ce3"/>
          <table:table-cell table:style-name="Default"/>
          <table:table-cell table:style-name="ce17" table:formula="oooc:=[.D3]" office:value-type="date" office:date-value="2009-02-16">
            <text:p>2009-02-16</text:p>
          </table:table-cell>
          <table:table-cell table:style-name="ce19"/>
          <table:table-cell table:style-name="ce28"/>
          <table:table-cell/>
          <table:table-cell table:style-name="ce3"/>
          <table:table-cell/>
          <table:table-cell table:style-name="ce17" table:formula="oooc:=[.D3]" office:value-type="date" office:date-value="2009-02-16">
            <text:p>2009-02-16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number-columns-repeated="3"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45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l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8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Level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1" office:value-type="string">
            <text:p>GeoLevelActive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Geography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8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BOOLEAN NOT NULL DEFAULT TRUE</text:p>
          </table:table-cell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2"/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8"/>
          <table:table-cell/>
          <table:table-cell table:style-name="ce3"/>
          <table:table-cell table:style-name="ce3" table:formula="oooc:=[.Q61]" office:value-type="string" office:string-value="EEGroupId">
            <text:p>EEGroupId</text:p>
          </table:table-cell>
          <table:table-cell table:style-name="ce19" table:formula="oooc:=[.R61]" office:value-type="string" office:string-value="VARCHAR(30)">
            <text:p>VARCHAR(30)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8"/>
          <table:table-cell table:style-name="ce3"/>
          <table:table-cell table:style-name="Default" table:number-columns-repeated="2"/>
          <table:table-cell table:style-name="ce19"/>
          <table:table-cell table:style-name="ce28"/>
          <table:table-cell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8"/>
          <table:table-cell table:style-name="ce4"/>
          <table:table-cell table:style-name="ce15" table:number-columns-repeated="2"/>
          <table:table-cell table:style-name="ce22"/>
          <table:table-cell table:style-name="ce28"/>
          <table:table-cell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style-name="ce25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6"/>
          <table:table-cell table:style-name="Default"/>
          <table:table-cell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Q64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Default" table:number-columns-repeated="2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14" table:formula="oooc:=[.Q3]" office:value-type="string" office:string-value="DisasterId">
            <text:p>DisasterId</text:p>
          </table:table-cell>
          <table:table-cell table:style-name="ce19" table:formula="oooc:=[.R3]" office:value-type="string" office:string-value="VARCHAR(50) NOT NULL">
            <text:p>VARCHAR(50) NOT NULL</text:p>
          </table:table-cell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3"/>
          <table:table-cell table:style-name="ce40"/>
          <table:table-cell table:style-name="ce22"/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4"/>
          <table:table-cell table:style-name="ce15" table:number-columns-repeated="2"/>
          <table:table-cell table:style-name="ce44"/>
          <table:table-cell table:style-name="ce15" table:number-columns-repeated="2"/>
          <table:table-cell table:style-name="ce22"/>
          <table:table-cell table:number-columns-repeated="23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  <table:table-cell table:style-name="ce28"/>
          <table:table-cell table:style-name="ce41" table:number-columns-repeated="2"/>
          <table:table-cell table:style-name="ce28"/>
          <table:table-cell table:style-name="ce41" table:number-columns-repeated="2"/>
          <table:table-cell table:style-name="ce28"/>
          <table:table-cell table:number-columns-repeated="23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3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38"/>
        </table:table-row>
        <table:table-row table:style-name="ro1" table:number-rows-repeated="31">
          <table:table-cell table:number-columns-repeated="7"/>
          <table:table-cell table:style-name="Default" table:number-columns-repeated="2"/>
          <table:table-cell table:number-columns-repeated="247"/>
        </table:table-row>
        <table:table-row table:style-name="ro1" table:number-rows-repeated="654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1"/>
        <table:table-column table:style-name="co27" table:default-cell-style-name="ce1"/>
        <table:table-column table:style-name="co25" table:number-columns-repeated="254" table:default-cell-style-name="ce1"/>
        <table:table-row table:style-name="ro2">
          <table:table-cell table:style-name="ce46" table:formula="oooc:=CONCATENATE(&quot;/* &quot;; [Tables.D2]; &quot; - &quot;; [Tables.N2])" office:value-type="string" office:string-value="/* BASIC.DB - DesInventar8.2">
            <text:p>/* BASIC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2">
          <table:table-cell table:style-name="ce47" table:formula="oooc:=[Tables.D3]" office:value-type="date" office:date-value="2009-02-16">
            <text:p>2009-02-16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table:style-name="ce52" office:value-type="string">
            <text:p>);</text:p>
          </table:table-cell>
          <table:table-cell table:number-columns-repeated="254"/>
        </table:table-row>
        <table:table-row table:style-name="ro2">
          <table:table-cell table:style-name="ce48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2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2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2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2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2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2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2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2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2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2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2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C24]; &quot; &quot;; [Tables.D2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C25]; &quot; &quot;; [Tables.D25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2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C27]; &quot; &quot;; [Tables.D27]; &quot;, &quot;)" office:value-type="string" office:string-value="EventActive BOOLEAN, ">
            <text:p>EventActive BOOLEAN, </text:p>
          </table:table-cell>
          <table:table-cell table:number-columns-repeated="255"/>
        </table:table-row>
        <table:table-row table:style-name="ro2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23];&quot;','&quot;; [Tables.C24]; 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2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C35]; &quot; &quot;; [Tables.D35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C38]; &quot; &quot;; [Tables.D38]; &quot;, &quot;)" office:value-type="string" office:string-value="CauseActive BOOLEAN, ">
            <text:p>CauseActive BOOLEAN, </text:p>
          </table:table-cell>
          <table:table-cell table:number-columns-repeated="255"/>
        </table:table-row>
        <table:table-row table:style-name="ro2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34];&quot;','&quot;; [Tables.C35]; 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2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2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2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2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2">
          <table:table-cell table:style-name="ce48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2">
          <table:table-cell table:style-name="ce49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2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2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2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2">
          <table:table-cell table:style-name="ce48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2">
          <table:table-cell table:style-name="ce48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2">
          <table:table-cell table:style-name="ce51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2" table:number-rows-repeated="650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255"/>
        </table:table-row>
        <table:table-row table:style-name="ro1">
          <table:table-cell table:style-name="ce47" table:formula="oooc:=[Tables.D3]" office:value-type="date" office:date-value="2009-02-16">
            <text:p>2009-02-16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255"/>
        </table:table-row>
        <table:table-row table:style-name="ro1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1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1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1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1">
          <table:table-cell table:formula="oooc:=CONCATENATE([Tables.H13]; &quot; &quot;; [Tables.I13]; &quot;, &quot;)" office:value-type="string" office:string-value="IsCRegion BOOLEAN, ">
            <text:p>IsCRegion BOOLEAN, </text:p>
          </table:table-cell>
          <table:table-cell table:number-columns-repeated="255"/>
        </table:table-row>
        <table:table-row table:style-name="ro1">
          <table:table-cell table:formula="oooc:=CONCATENATE([Tables.H14]; &quot; &quot;; [Tables.I14]; &quot;, &quot;)" office:value-type="string" office:string-value="IsVRegion BOOLEAN, ">
            <text:p>IsVRegion BOOLEAN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255"/>
        </table:table-row>
        <table:table-row table:style-name="ro1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1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255"/>
        </table:table-row>
        <table:table-row table:style-name="ro1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1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1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255"/>
        </table:table-row>
        <table:table-row table:style-name="ro1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1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1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1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1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1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255"/>
        </table:table-row>
        <table:table-row table:style-name="ro1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1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1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1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1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1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1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1">
          <table:table-cell table:formula="oooc:=CONCATENATE([Tables.H48]; &quot; &quot;; [Tables.I48]; &quot;, &quot;)" office:value-type="string" office:string-value="UserActive BOOLEAN, ">
            <text:p>UserActive BOOLEAN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8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255"/>
        </table:table-row>
        <table:table-row table:style-name="ro1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1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1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1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255"/>
        </table:table-row>
        <table:table-row table:style-name="ro1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1">
          <table:table-cell table:style-name="ce51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1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1"/>
        <table:table-row table:style-name="ro1">
          <table:table-cell table:style-name="ce46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7" table:formula="oooc:=[Tables.D3]" office:value-type="date" office:date-value="2009-02-16">
            <text:p>2009-02-16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49" table:formula="oooc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ooc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3" table:formula="oooc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ooc:=CONCATENATE([Tables.N11]; &quot; &quot;; [Tables.O11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ooc:=CONCATENATE([Tables.N12]; &quot; &quot;; [Tables.O12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13]; &quot; &quot;; [Tables.O13]; &quot;, &quot;)" office:value-type="string" office:string-value="EvenlName VARCHAR(50), ">
            <text:p>EvenlName VARCHAR(50), </text:p>
          </table:table-cell>
          <table:table-cell table:number-columns-repeated="255"/>
        </table:table-row>
        <table:table-row table:style-name="ro1">
          <table:table-cell table:formula="oooc:=CONCATENATE([Tables.N14]; &quot; &quot;; [Tables.O14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ooc:=CONCATENATE([Tables.N15]; &quot; &quot;; [Tables.O15]; &quot;, &quot;)" office:value-type="string" office:string-value="EventActive BOOLEAN NOT NULL DEFAULT TRUE, ">
            <text:p>EventActive BOOLEAN NOT NULL DEFAULT TRUE, </text:p>
          </table:table-cell>
          <table:table-cell table:number-columns-repeated="255"/>
        </table:table-row>
        <table:table-row table:style-name="ro1">
          <table:table-cell table:formula="oooc:=CONCATENATE([Tables.N16]; &quot; &quot;; [Tables.O16]; &quot;, &quot;)" office:value-type="string" office:string-value="EventPredefined BOOLEAN NOT NULL DEFAULT False, ">
            <text:p>EventPredefined BOOLEAN NOT NULL DEFAULT False, </text:p>
          </table:table-cell>
          <table:table-cell table:number-columns-repeated="255"/>
        </table:table-row>
        <table:table-row table:style-name="ro1">
          <table:table-cell table:formula="oooc:=CONCATENATE([Tables.N17]; &quot; &quot;; [Tables.O17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ooc:=CONCATENATE([Tables.N18]; &quot; &quot;; [Tables.O18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ooc:=CONCATENATE([Tables.N19]; &quot; &quot;; [Tables.O19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ooc:=CONCATENATE([Tables.N20]; &quot; &quot;; [Tables.O20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11];&quot;','&quot;; [Tables.N12];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22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4" table:formula="oooc:=CONCATENATE([BASE.$B$2]; &quot;'&quot;; [Tables.N22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ooc:=CONCATENATE([Tables.N23]; &quot; &quot;; [Tables.O23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ooc:=CONCATENATE([Tables.N24]; &quot; &quot;; [Tables.O24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25]; &quot; &quot;; [Tables.O2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ooc:=CONCATENATE([Tables.N26]; &quot; &quot;; [Tables.O2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ooc:=CONCATENATE([Tables.N27]; &quot; &quot;; [Tables.O27]; &quot;, &quot;)" office:value-type="string" office:string-value="CauseActive BOOLEAN NOT NULL DEFAULT TRUE, ">
            <text:p>CauseActive BOOLEAN NOT NULL DEFAULT TRUE, </text:p>
          </table:table-cell>
          <table:table-cell table:number-columns-repeated="255"/>
        </table:table-row>
        <table:table-row table:style-name="ro1">
          <table:table-cell table:formula="oooc:=CONCATENATE([Tables.N28]; &quot; &quot;; [Tables.O28]; &quot;, &quot;)" office:value-type="string" office:string-value="CausePredefined BOOLEAN NOT NULL DEFAULT False, ">
            <text:p>CausePredefined BOOLEAN NOT NULL DEFAULT False, </text:p>
          </table:table-cell>
          <table:table-cell table:number-columns-repeated="255"/>
        </table:table-row>
        <table:table-row table:style-name="ro1">
          <table:table-cell table:formula="oooc:=CONCATENATE([Tables.N29]; &quot; &quot;; [Tables.O2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ooc:=CONCATENATE([Tables.N30]; &quot; &quot;; [Tables.O3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ooc:=CONCATENATE([Tables.N31]; &quot; &quot;; [Tables.O3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ooc:=CONCATENATE([Tables.N32]; &quot; &quot;; [Tables.O3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23];&quot;','&quot;; [Tables.N24];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34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5" table:formula="oooc:=CONCATENATE([BASE.$B$2]; &quot;'&quot;; [Tables.N34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ooc:=CONCATENATE([Tables.N35]; &quot; &quot;; [Tables.O35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ooc:=CONCATENATE([Tables.N36]; &quot; &quot;; [Tables.O36]; &quot;, &quot;)" office:value-type="string" office:string-value="GeoLevelLangCode VARCHAR(3) NOT NULL, ">
            <text:p>GeoLevel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37]; &quot; &quot;; [Tables.O37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ooc:=CONCATENATE([Tables.N38]; &quot; &quot;; [Tables.O38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ooc:=CONCATENATE([Tables.N39]; &quot; &quot;; [Tables.O39]; &quot;, &quot;)" office:value-type="string" office:string-value="GeoLevelActive BOOLEAN NOT NULL DEFAULT False, ">
            <text:p>GeoLevelActive BOOLEAN NOT NULL DEFAULT False, </text:p>
          </table:table-cell>
          <table:table-cell table:number-columns-repeated="255"/>
        </table:table-row>
        <table:table-row table:style-name="ro1">
          <table:table-cell table:formula="oooc:=CONCATENATE([Tables.N40]; &quot; &quot;; [Tables.O40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ooc:=CONCATENATE([Tables.N41]; &quot; &quot;; [Tables.O41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ooc:=CONCATENATE([Tables.N42]; &quot; &quot;; [Tables.O42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35];&quot;','&quot;;[Tables.N36];&quot;')&quot;)" office:value-type="string" office:string-value="PRIMARY KEY('GeoLevelId','GeoLevelLangCode')">
            <text:p>PRIMARY KEY('GeoLevelId','GeoLevel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4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5" table:formula="oooc:=CONCATENATE([BASE.$B$2]; &quot;'&quot;; [Tables.N4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ooc:=CONCATENATE([Tables.N45]; &quot; &quot;; [Tables.O45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ooc:=CONCATENATE([Tables.N46]; &quot; &quot;; [Tables.O46]; &quot;, &quot;)" office:value-type="string" office:string-value="GeographyLangCode VARCHAR(3) NOT NULL, ">
            <text:p>GeographyLangCode VARCHAR(3) NOT NULL, </text:p>
          </table:table-cell>
          <table:table-cell table:number-columns-repeated="255"/>
        </table:table-row>
        <table:table-row table:style-name="ro1">
          <table:table-cell table:formula="oooc:=CONCATENATE([Tables.N47]; &quot; &quot;; [Tables.O4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ooc:=CONCATENATE([Tables.N48]; &quot; &quot;; [Tables.O4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ooc:=CONCATENATE([Tables.N49]; &quot; &quot;; [Tables.O4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ooc:=CONCATENATE([Tables.N50]; &quot; &quot;; [Tables.O50]; &quot;, &quot;)" office:value-type="string" office:string-value="GeographyActive BOOLEAN NOT NULL DEFAULT TRUE, ">
            <text:p>GeographyActive BOOLEAN NOT NULL DEFAULT TRUE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45];&quot;','&quot;;[Tables.N46];&quot;')&quot;)" office:value-type="string" office:string-value="PRIMARY KEY('GeographyId','GeographyLangCode')">
            <text:p>PRIMARY KEY('GeographyId','GeographyLangCode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ooc:=CONCATENATE([Tables.Q4]; &quot; &quot;; [Tables.R4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ooc:=CONCATENATE([Tables.Q5]; &quot; &quot;; [Tables.R5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ooc:=CONCATENATE([Tables.Q6]; &quot; &quot;; [Tables.R6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ooc:=CONCATENATE([Tables.Q7]; &quot; &quot;; [Tables.R7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ooc:=CONCATENATE([Tables.Q8]; &quot; &quot;; [Tables.R8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ooc:=CONCATENATE([Tables.Q9]; &quot; &quot;; [Tables.R9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ooc:=CONCATENATE([Tables.Q10]; &quot; &quot;; [Tables.R10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ooc:=CONCATENATE([Tables.Q11]; &quot; &quot;; [Tables.R11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ooc:=CONCATENATE([Tables.Q12]; &quot; &quot;; [Tables.R12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ooc:=CONCATENATE([Tables.Q13]; &quot; &quot;; [Tables.R1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ooc:=CONCATENATE([Tables.Q14]; &quot; &quot;; [Tables.R14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ooc:=CONCATENATE([Tables.Q15]; &quot; &quot;; [Tables.R15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ooc:=CONCATENATE([Tables.Q16]; &quot; &quot;; [Tables.R16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ooc:=CONCATENATE([Tables.Q17]; &quot; &quot;; [Tables.R17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ooc:=CONCATENATE([Tables.Q18]; &quot; &quot;; [Tables.R18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ooc:=CONCATENATE([Tables.Q19]; &quot; &quot;; [Tables.R19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ooc:=CONCATENATE([Tables.Q20]; &quot; &quot;; [Tables.R20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ooc:=CONCATENATE([Tables.Q21]; &quot; &quot;; [Tables.R21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ooc:=CONCATENATE([Tables.Q22]; &quot; &quot;; [Tables.R22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ooc:=CONCATENATE([Tables.Q23]; &quot; &quot;; [Tables.R23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ooc:=CONCATENATE([Tables.Q24]; &quot; &quot;; [Tables.R24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ooc:=CONCATENATE([Tables.Q25]; &quot; &quot;; [Tables.R25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ooc:=CONCATENATE([Tables.Q26]; &quot; &quot;; [Tables.R26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ooc:=CONCATENATE([Tables.Q27]; &quot; &quot;; [Tables.R27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ooc:=CONCATENATE([Tables.Q28]; &quot; &quot;; [Tables.R28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ooc:=CONCATENATE([Tables.Q29]; &quot; &quot;; [Tables.R29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ooc:=CONCATENATE([Tables.Q30]; &quot; &quot;; [Tables.R30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ooc:=CONCATENATE([Tables.Q31]; &quot; &quot;; [Tables.R31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ooc:=CONCATENATE([Tables.Q32]; &quot; &quot;; [Tables.R32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ooc:=CONCATENATE([Tables.Q33]; &quot; &quot;; [Tables.R33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ooc:=CONCATENATE([Tables.Q34]; &quot; &quot;; [Tables.R34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ooc:=CONCATENATE([Tables.Q35]; &quot; &quot;; [Tables.R35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ooc:=CONCATENATE([Tables.Q36]; &quot; &quot;; [Tables.R36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ooc:=CONCATENATE([Tables.Q37]; &quot; &quot;; [Tables.R37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ooc:=CONCATENATE([Tables.Q38]; &quot; &quot;; [Tables.R38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ooc:=CONCATENATE([Tables.Q39]; &quot; &quot;; [Tables.R39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ooc:=CONCATENATE([Tables.Q40]; &quot; &quot;; [Tables.R40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ooc:=CONCATENATE([Tables.Q41]; &quot; &quot;; [Tables.R41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ooc:=CONCATENATE([Tables.Q42]; &quot; &quot;; [Tables.R42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ooc:=CONCATENATE([Tables.Q43]; &quot; &quot;; [Tables.R43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ooc:=CONCATENATE([Tables.Q44]; &quot; &quot;; [Tables.R44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ooc:=CONCATENATE([Tables.Q45]; &quot; &quot;; [Tables.R45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ooc:=CONCATENATE([Tables.Q46]; &quot; &quot;; [Tables.R46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ooc:=CONCATENATE([Tables.Q47]; &quot; &quot;; [Tables.R47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ooc:=CONCATENATE([Tables.Q48]; &quot; &quot;; [Tables.R48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1">
          <table:table-cell table:formula="oooc:=CONCATENATE([Tables.Q49]; &quot; &quot;; [Tables.R49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1">
          <table:table-cell table:formula="oooc:=CONCATENATE([Tables.Q50]; &quot; &quot;; [Tables.R50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1">
          <table:table-cell table:formula="oooc:=CONCATENATE([Tables.Q51]; &quot; &quot;; [Tables.R51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1">
          <table:table-cell table:formula="oooc:=CONCATENATE([Tables.Q52]; &quot; &quot;; [Tables.R52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1">
          <table:table-cell table:formula="oooc:=CONCATENATE([Tables.Q53]; &quot; &quot;; [Tables.R53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1">
          <table:table-cell table:formula="oooc:=CONCATENATE([Tables.Q54]; &quot; &quot;; [Tables.R54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1">
          <table:table-cell table:formula="oooc:=CONCATENATE([Tables.Q55]; &quot; &quot;; [Tables.R55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1">
          <table:table-cell table:formula="oooc:=CONCATENATE([Tables.Q56]; &quot; &quot;; [Tables.R56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1">
          <table:table-cell table:formula="oooc:=CONCATENATE([Tables.Q57]; &quot; &quot;; [Tables.R57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1">
          <table:table-cell table:formula="oooc:=CONCATENATE([Tables.Q58]; &quot; &quot;; [Tables.R58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Q6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Q6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ooc:=CONCATENATE([Tables.Q61]; &quot; &quot;; [Tables.R6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ooc:=CONCATENATE([Tables.Q62]; &quot; &quot;; [Tables.R62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ooc:=CONCATENATE([Tables.Q63]; &quot; &quot;; [Tables.R63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ooc:=CONCATENATE([Tables.Q64]; &quot; &quot;; [Tables.R64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Q6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52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N52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ooc:=CONCATENATE([Tables.N53]; &quot; &quot;; [Tables.O53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ooc:=CONCATENATE([Tables.N54]; &quot; &quot;; [Tables.O5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ooc:=CONCATENATE([Tables.N55]; &quot; &quot;; [Tables.O5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ooc:=CONCATENATE([Tables.N56]; &quot; &quot;; [Tables.O5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ooc:=CONCATENATE([Tables.N57]; &quot; &quot;; [Tables.O5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ooc:=CONCATENATE([Tables.N58]; &quot; &quot;; [Tables.O5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ooc:=CONCATENATE([Tables.N59]; &quot; &quot;; [Tables.O5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ooc:=CONCATENATE([Tables.N60]; &quot; &quot;; [Tables.O6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53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formula="oooc:=CONCATENATE([BASE.$B$1]; [Tables.N62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6" table:formula="oooc:=CONCATENATE([BASE.$B$2]; &quot;'&quot;; [Tables.N62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ooc:=CONCATENATE([Tables.N63]; &quot; &quot;; [Tables.O6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style-name="ce48" table:formula="oooc:=CONCATENATE([BASE.$B$3]; &quot;('&quot;; [Tables.N6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8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0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DBVersion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RegCountry',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FirstLang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SecondLang', '',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18NThirdLang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SyncMasterURL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SyncLastupdate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BeginDate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EndDate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PeriodOutOfRange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InfoAdminURL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Credits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General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Sources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Synopsis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Observation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Geography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Cartography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ImageLogo', '', 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ImageIcon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inX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inY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axX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GeoLimitMaxY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File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Name', '', '');</text:p>
          </table:table-cell>
          <table:table-cell table:number-columns-repeated="255"/>
        </table:table-row>
        <table:table-row table:style-name="ro1">
          <table:table-cell table:style-name="ce29" office:value-type="string">
            <text:p>INSERT INTO Info VALUES ('CartoLayerCode', '', '');</text:p>
          </table:table-cell>
          <table:table-cell table:number-columns-repeated="255"/>
        </table:table-row>
        <table:table-row table:style-name="ro1">
          <table:table-cell table:style-name="ce58"/>
          <table:table-cell table:number-columns-repeated="255"/>
        </table:table-row>
        <table:table-row table:style-name="ro1">
          <table:table-cell table:style-name="ce58" office:value-type="string">
            <text:p>INSERT INTO Info VALUES ('Sync_Event', '', 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Cause', '', 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GeoLevel', '', 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Geography', '', 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Disaster', '', 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EEField', '', 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Sync_EEData', '', '');</text:p>
          </table:table-cell>
          <table:table-cell table:number-columns-repeated="255"/>
        </table:table-row>
        <table:table-row table:style-name="ro1" table:number-rows-repeated="6533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8.5in" fo:page-height="11in" style:num-format="1" style:print-orientation="portrait" fo:margin-top="0.3937in" fo:margin-bottom="0.472in" fo:margin-left="0.3937in" fo:margin-right="0.3937in" style:scale-to-X="2" style:scale-to-Y="1" style:writing-mode="lr-tb"/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02/16/2009</text:date>, <text:time>07:0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16T07:03:48</dc:date>
    <meta:printed-by>Mario Yandar</meta:printed-by>
    <meta:print-date>2008-05-09T11:50:49</meta:print-date>
    <meta:editing-cycles>287</meta:editing-cycles>
    <meta:editing-duration>P3DT11H17M2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726"/>
  </office:meta>
</office:document-meta>
</file>